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Network Stack</text:p>
          </text:list-item>
          <text:list-item>
            <text:p text:style-name="tech-skill">TCP/IP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ing stuff</text:p>
          </text:list-item>
          <text:list-item>
            <text:p text:style-name="tech-skill">VS Code</text:p>
          </text:list-item>
          <text:list-item>
            <text:p text:style-name="tech-skill">UX Design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1 GPA</text:span>
						</text:p>
            <text:list text:style-name="edu-list" text:continue-numbering="true">
              <text:list-item>
                <text:p text:style-name="edu-desc">Completed a B.S. in Software Engineering</text:p>
              </text:list-item>
              <text:list-item>
                <text:p text:style-name="edu-desc">Demonstrated strong proficiency in courses relating to the network stack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MS in Software Engineering programme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my most significant production-level full-stack web infrastructure project.</text:p>
            <text:list text:style-name="proj-list" text:continue-numbering="true">
              <text:list-item>
                <text:p text:style-name="proj-desc">Created a modern Node.JS interface replicating GoAnimate's back-end functionalities</text:p>
              </text:list-item>
              <text:list-item>
                <text:p text:style-name="proj-desc">Reverse-engineered Shockwave Flash files and analyzed legacy ActionScript code</text:p>
              </text:list-item>
              <text:list-item>
                <text:p text:style-name="proj-desc">Delivered hundreds of engaging video experiences by May 2021</text:p>
              </text:list-item>
              <text:list-item>
                <text:p text:style-name="proj-desc">Over 21,000 results on a YouTube query for Wrapper and derivative works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reviewed and contributed code to re-upload my YouTube videos to the Internet Archive.</text:p>
            <text:list text:style-name="proj-list" text:continue-numbering="true">
              <text:list-item>
                <text:p text:style-name="proj-desc">Addressed apparent bugs within a payload of 234 YouTube videos</text:p>
              </text:list-item>
              <text:list-item>
                <text:p text:style-name="proj-desc">Implemented fixes on GitHub to account for deleted assets</text:p>
              </text:list-item>
              <text:list-item>
                <text:p text:style-name="proj-desc">Intuited yt-dlp's Python interface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p text:style-name="work-desc">
							Advertised social events with non-profits, such as Islamic Institute of Orange County and Sabil USA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5-08 04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